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4pt" officeooo:rsid="000ff7df" officeooo:paragraph-rsid="000ff7df" style:font-size-asian="14pt" style:font-size-complex="14pt"/>
    </style:style>
    <style:style style:name="P2" style:family="paragraph" style:parent-style-name="Standard">
      <style:text-properties fo:font-size="14pt" fo:language="en" fo:country="US" officeooo:rsid="000ff7df" officeooo:paragraph-rsid="000ff7df" style:font-size-asian="14pt" style:font-size-complex="14pt"/>
    </style:style>
    <style:style style:name="P3" style:family="paragraph" style:parent-style-name="Standard">
      <style:text-properties fo:font-size="14pt" officeooo:rsid="000ff7df" officeooo:paragraph-rsid="000ff7df" style:font-size-asian="14pt" style:font-size-complex="14pt"/>
    </style:style>
    <style:style style:name="P4" style:family="paragraph" style:parent-style-name="Standard">
      <style:text-properties fo:font-size="14pt" fo:language="en" fo:country="US" officeooo:rsid="000ff7df" officeooo:paragraph-rsid="000ff7df" style:font-size-asian="14pt" style:font-size-complex="14pt"/>
    </style:style>
    <style:style style:name="T1" style:family="text">
      <style:text-properties officeooo:rsid="0010c3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Prohlašuji, že jsem byl seznámen se způsobem obsluhy 3D tiskáren a <text:span text:style-name="T1">se </text:span>zásadami bezpečnosti práce. Jsem si vědom, že se jedná o experimentální zařízení, která mohou vykazovat jisté nedostatky, včetně chyb v hardware i v software a že při jejich obsluze je třeba zvýšené opatrnosti, protože hrozí nebezpečí úrazu a škod na majetku. Veškeré odchylky od normálního provozního stavu neprodleně ohlásím kontaktním osobám. Na zařízení nebudu bez povolení provádět žádné úpravy. Tato zařízení obsluhuji na vlastní nebezpečí.</text:p>
      <text:p text:style-name="P1"/>
      <text:p text:style-name="P1"/>
      <text:p text:style-name="P1"/>
      <text:p text:style-name="P2">I hereby declare that I have been instructed on the means of operating 3D printers, and on the related work safety regulations. I am aware that they are experimental devices, and thus may exhibit faults, for instance in the hardware or the software, and have to be operated with caution, due to the associated risk of injury and property damage. Any deviations from the normal operational status are to be immediately reported to the designated contact<text:span text:style-name="T1">s</text:span>. I will not perform any <text:span text:style-name="T1">modifications</text:span> of the devices without an express permission. I am operating these devices at my own risk.</text:p>
      <text:p text:style-name="P2"/>
      <text:p text:style-name="P2"/>
      <text:p text:style-name="P2"/>
      <text:p text:style-name="P2"/>
      <text:p text:style-name="P2">Name:</text:p>
      <text:p text:style-name="P2"/>
      <text:p text:style-name="P2"/>
      <text:p text:style-name="P2"/>
      <text:p text:style-name="P2"/>
      <text:p text:style-name="P2">E-mail:</text:p>
      <text:p text:style-name="P2"/>
      <text:p text:style-name="P2"/>
      <text:p text:style-name="P2"/>
      <text:p text:style-name="P2"/>
      <text:p text:style-name="P2">Date:</text:p>
      <text:p text:style-name="P2"/>
      <text:p text:style-name="P2"/>
      <text:p text:style-name="P2"/>
      <text:p text:style-name="P2"/>
      <text:p text:style-name="P2">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15:18:51.668412884</meta:creation-date>
    <dc:date>2017-02-02T15:33:48.145663304</dc:date>
    <meta:editing-duration>PT13M53S</meta:editing-duration>
    <meta:editing-cycles>5</meta:editing-cycles>
    <meta:generator>LibreOffice/5.2.5.1$Linux_X86_64 LibreOffice_project/20$Build-1</meta:generator>
    <meta:print-date>2017-02-02T15:33:46.397921022</meta:print-date>
    <meta:document-statistic meta:table-count="0" meta:image-count="0" meta:object-count="0" meta:page-count="1" meta:paragraph-count="6" meta:word-count="179" meta:character-count="1125" meta:non-whitespace-character-count="952"/>
  </office:meta>
</office:document-meta>
</file>